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24-12-31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23-12-26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23-01-12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22-01-10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21-01-06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20-01-08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19-01-2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18-01-04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17-01-05 17:56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16-01-12 21:07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13-01-24 18:15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12-01-09 21:14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11-01-13 21:08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10-01-04 19:47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09-01-16 16:22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08-01-03 18:04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07-01-08 20:04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06-01-09 15:03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05-01-10 20:5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04-01-07 22:51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03-01-06 20:57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02-01-09 22:05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01-01-04 21:0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2000-01-05 19:06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99-01-12 00:24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98-01-12 15:10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9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9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9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9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9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8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8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8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8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47098554501</text:p>
          </table:table-cell>
          <table:table-cell office:value-type="string" calcext:value-type="string">
            <text:p>1982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